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fo:font-weight="normal" officeooo:rsid="002f0421" officeooo:paragraph-rsid="0001282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es" fo:country="ES" fo:font-weight="normal" officeooo:rsid="003713fb" officeooo:paragraph-rsid="0001282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01282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s" fo:country="ES" fo:font-weight="normal" officeooo:rsid="003291d8" officeooo:paragraph-rsid="0001282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s" fo:country="ES" fo:font-weight="normal" officeooo:rsid="0030a101" officeooo:paragraph-rsid="0001282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normal" officeooo:rsid="003356f5" officeooo:paragraph-rsid="0001282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normal" officeooo:rsid="003984c5" officeooo:paragraph-rsid="0001282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normal" officeooo:rsid="0033c559" officeooo:paragraph-rsid="0001282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2f0421" officeooo:paragraph-rsid="0001282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s" fo:country="ES" fo:font-weight="bold" officeooo:rsid="002f0421" officeooo:paragraph-rsid="0001282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s" fo:country="ES" fo:font-weight="bold" officeooo:rsid="003291d8" officeooo:paragraph-rsid="0001282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s" fo:country="ES" fo:font-weight="bold" officeooo:rsid="003356f5" officeooo:paragraph-rsid="0001282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s" fo:country="ES" fo:font-weight="bold" officeooo:rsid="0033c559" officeooo:paragraph-rsid="00012829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2f0421" officeooo:paragraph-rsid="00012829" style:font-weight-asian="bold" style:font-weight-complex="bold"/>
    </style:style>
    <style:style style:name="T1" style:family="text">
      <style:text-properties officeooo:rsid="0030a101"/>
    </style:style>
    <style:style style:name="T2" style:family="text">
      <style:text-properties officeooo:rsid="0037920d"/>
    </style:style>
    <style:style style:name="T3" style:family="text">
      <style:text-properties officeooo:rsid="003356f5"/>
    </style:style>
    <style:style style:name="T4" style:family="text">
      <style:text-properties officeooo:rsid="003984c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3464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ISTORIAS DE USUARIO</text:p>
      <text:p text:style-name="P9"/>
      <text:p text:style-name="P10"/>
      <text:p text:style-name="P10"/>
      <text:p text:style-name="P10"/>
      <text:p text:style-name="P10">1. Inicio de sesión:</text:p>
      <text:p text:style-name="P1"/>
      <text:p text:style-name="P2">Usuario : Gestor, operario o cliente.</text:p>
      <text:p text:style-name="P2"/>
      <text:p text:style-name="P2">Descripción: Quiero logearme en la web.</text:p>
      <text:p text:style-name="P2"/>
      <text:p text:style-name="P2">Validación: Cualquier usuario registrado o trabajador con credenciales asignadas puede iniciar sesión en la web.</text:p>
      <text:p text:style-name="P1"/>
      <text:p text:style-name="P10">2. Registro:</text:p>
      <text:p text:style-name="P10"/>
      <text:p text:style-name="P2">Usuario: Cliente.</text:p>
      <text:p text:style-name="P2"/>
      <text:p text:style-name="P2">Descripción: Como usuario quiero registrarme en la web.</text:p>
      <text:p text:style-name="P2"/>
      <text:p text:style-name="P2">Validación: Cualquier usuario que navege por nuestra web puede registrarse en ella obteniendo credenciales de cliente.</text:p>
      <text:p text:style-name="P1"/>
      <text:p text:style-name="P10">3. Creación de tickets:</text:p>
      <text:p text:style-name="P10"/>
      <text:p text:style-name="P3">Usuario: Gestor.</text:p>
      <text:p text:style-name="P3"/>
      <text:p text:style-name="P3">Descripción: Como gestor, quiero crear y asignar tareas a los trabajadores.</text:p>
      <text:p text:style-name="P10"/>
      <text:p text:style-name="P3">Validación: El usuario con rol de gestor tendrá acceso a la creación y asignación de tickets a través de una ventana habilitada específicamente para ello.</text:p>
      <text:p text:style-name="P1"/>
      <text:p text:style-name="P10">4. <text:span text:style-name="T1">Consulta</text:span> de tareas <text:span text:style-name="T1">gestor</text:span>:</text:p>
      <text:p text:style-name="P10"/>
      <text:p text:style-name="P3">Usuario: Gestor.</text:p>
      <text:p text:style-name="P3"/>
      <text:p text:style-name="P3">Descripción: Como usuario con rol de gestor quiero tener acceso a todas la tareas.</text:p>
      <text:p text:style-name="P3"/>
      <text:p text:style-name="P3">Vlidación: El usuario con rol de gestor tendrá acceso a una pestaña para la consulta de las tareas existentes en la bbdd, con potestad para su modificación o eliminación, a través de una pestaña habilitada específicamente para ello.</text:p>
      <text:p text:style-name="P1"/>
      <text:p text:style-name="P10">5. <text:span text:style-name="T1">Consulta de tareas operario:</text:span></text:p>
      <text:p text:style-name="P10"/>
      <text:p text:style-name="P3">Usuario: Operario.</text:p>
      <text:p text:style-name="P3"/>
      <text:p text:style-name="P3">Descripción: Como operario quiero consultar mis tareas activas.</text:p>
      <text:p text:style-name="P3"/>
      <text:p text:style-name="P3"><text:soft-page-break/>Validación: El usuario con rol de operador tendrá acceso a una pestaña habilitada específficamente para ello para visualizar las tareas que tiene asignadas y podrá modificar su estado y añadir un comentario.</text:p>
      <text:p text:style-name="P11"/>
      <text:p text:style-name="P11">6. Consulta tickets usuarios:</text:p>
      <text:p text:style-name="P11"/>
      <text:p text:style-name="P3">Usuario: Cliente.</text:p>
      <text:p text:style-name="P3"/>
      <text:p text:style-name="P3">Descripción: Como cliente quiero consultar mis incidencias resueltas y evaluar el trato recibido.</text:p>
      <text:p text:style-name="P11"/>
      <text:p text:style-name="P4"><text:span text:style-name="T2">Validación: </text:span>Los clientes podrán consultar sus tickets resueltos y evaluar el trato recibido por parte del operario, será a través de una pestaña en la que se necesitará estar logeado.</text:p>
      <text:p text:style-name="P5"/>
      <text:p text:style-name="P11">7. Ranking de trabajadores:</text:p>
      <text:p text:style-name="P11"/>
      <text:p text:style-name="P3">Usuario: Gestor y operario.</text:p>
      <text:p text:style-name="P3"/>
      <text:p text:style-name="P3">Descripción: Como usuario con algún rol de trabajador de la empresa quiero consultar el ranking de empleados.</text:p>
      <text:p text:style-name="P4"/>
      <text:p text:style-name="P4"><text:span text:style-name="T2">Validación: </text:span>Los usuarios logeados con algún rol de trabajador tendrán acceso a esta pestaña donde se mostrará un ranking de los empleados por valoraciones de los clientes.</text:p>
      <text:p text:style-name="P4"/>
      <text:p text:style-name="P11">8. <text:span text:style-name="T3">Foro:</text:span></text:p>
      <text:p text:style-name="P11"/>
      <text:p text:style-name="P3">Usuario: Gestor, operario o cliente.</text:p>
      <text:p text:style-name="P4"/>
      <text:p text:style-name="P3">Descripción: Como usuario logeado en la web quiero tener acceso al foro.</text:p>
      <text:p text:style-name="P3"/>
      <text:p text:style-name="P6"><text:span text:style-name="T2">Validación: </text:span>Los usuarios tendrán acceso a un foro donde podrán navegar entre los diferentes temas creados por la comunidad, así como crear temas y comentar en temas para interactuar con la comunidad de clientes/trabajadores.</text:p>
      <text:p text:style-name="P6"/>
      <text:p text:style-name="P12">9. Contacto:</text:p>
      <text:p text:style-name="P12"/>
      <text:p text:style-name="P3">Usuario: Gestor, Operario, Cliente.</text:p>
      <text:p text:style-name="P3"/>
      <text:p text:style-name="P3">Descripción: Como usuario logeado en la web quiero tener acceso al formulario de contacto para reportar una indicencia.</text:p>
      <text:p text:style-name="P12"/>
      <text:p text:style-name="P6"><text:span text:style-name="T2">Validación: </text:span>Los usuarios registrados tendrán acceso a una pestaña de contacto en la que podrán crear un ticket sobre una incidencia que será almacenado en la base de datos.</text:p>
      <text:p text:style-name="P13"/>
      <text:p text:style-name="P13">10. Navegación básica:</text:p>
      <text:p text:style-name="P13"/>
      <text:p text:style-name="P7">Usuario: Innecesario.</text:p>
      <text:p text:style-name="P7"/>
      <text:p text:style-name="P7">Descripción: Como visitante de la web quiero consultar las pestañas de navegación básicas de la web.</text:p>
      <text:p text:style-name="P13"/>
      <text:p text:style-name="P8"><text:soft-page-break/><text:span text:style-name="T4">Validación: </text:span>Todos los internautas que entren en <text:span text:style-name="T5">nu</text:span><text:span text:style-name="T6">e</text:span><text:span text:style-name="T5">stra</text:span> web (ya sean usuarios logeados o no) tendrán acceso a unas pestañas de navegación básicas con distinta información sobre la empresa sin necesidad de logearse (Home page, about us...)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11-25T17:15:56.586000000</dc:date>
    <meta:editing-duration>PT34S</meta:editing-duration>
    <meta:editing-cycles>2</meta:editing-cycles>
    <meta:document-statistic meta:table-count="0" meta:image-count="0" meta:object-count="0" meta:page-count="3" meta:paragraph-count="41" meta:word-count="475" meta:character-count="3097" meta:non-whitespace-character-count="2662"/>
  </office:meta>
</office:document-meta>
</file>